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ee193" officeooo:paragraph-rsid="000ee193" style:font-size-asian="14pt" style:font-size-complex="16pt"/>
    </style:style>
    <style:style style:name="P2" style:family="paragraph" style:parent-style-name="Standard">
      <style:text-properties style:font-name="Liberation Sans" fo:font-size="12pt" officeooo:rsid="000ee193" officeooo:paragraph-rsid="000ee19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obsługi</text:p>
      <text:p text:style-name="P2">Po uruchomieniu gry wybieramy jej konfigurację: ilość prób/symboli do zgadnięcia oraz rodzaj symboli. Wciśnięcie przycisku „Zacznij” rozpoczyna rozgrywkę, „Wyjście” zaś kończy program. Podczas rozgrywki przycisk backspace uruchamia ekran pomocy.</text:p>
      <text:p text:style-name="P2">Po skończeniu rozgrywki możemy wpisać się na listę wyników i rozpocząć grę ponownie ze starą lub nową konfiguracj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20:54:43.136155817</meta:creation-date>
    <meta:generator>LibreOffice/4.4.4.1.0$Linux_X86_64 LibreOffice_project/40m0$Build-1</meta:generator>
    <dc:date>2015-06-22T20:57:34.507131056</dc:date>
    <meta:editing-duration>PT2M51S</meta:editing-duration>
    <meta:editing-cycles>1</meta:editing-cycles>
    <meta:document-statistic meta:table-count="0" meta:image-count="0" meta:object-count="0" meta:page-count="1" meta:paragraph-count="3" meta:word-count="49" meta:character-count="378" meta:non-whitespace-character-count="332"/>
  </office:meta>
</office:document-meta>
</file>